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15.15cm"/>
    </style:style>
    <style:style style:name="co2" style:family="table-column">
      <style:table-column-properties fo:break-before="auto" style:column-width="1.16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2.64cm"/>
    </style:style>
    <style:style style:name="co5" style:family="table-column">
      <style:table-column-properties fo:break-before="auto" style:column-width="5.401cm"/>
    </style:style>
    <style:style style:name="co6" style:family="table-column">
      <style:table-column-properties fo:break-before="auto" style:column-width="12.222cm"/>
    </style:style>
    <style:style style:name="co7" style:family="table-column">
      <style:table-column-properties fo:break-before="auto" style:column-width="3.701cm"/>
    </style:style>
    <style:style style:name="co8" style:family="table-column">
      <style:table-column-properties fo:break-before="auto" style:column-width="13.739cm"/>
    </style:style>
    <style:style style:name="co9" style:family="table-column">
      <style:table-column-properties fo:break-before="auto" style:column-width="3.78cm"/>
    </style:style>
    <style:style style:name="co10" style:family="table-column">
      <style:table-column-properties fo:break-before="auto" style:column-width="10.289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Courier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none" style:country-asian="none" style:font-style-asian="normal" style:font-weight-asian="normal" style:font-name-complex="Courier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第1ステージ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5" office:value-type="string" calcext:value-type="string">
            <text:p>第1ステージ　微分を自動で求め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1　箱としての変数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1　変数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2　Variable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3　【補足】NumPyの多次元配列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2　変数を生み出す関数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1　関数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2　Function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3　Functionクラスを使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3　関数の連結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3.1　Exp関数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3.2　関数を連結す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4　数値微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1　微分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2　数値微分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3　合成関数の微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4　数値微分の問題点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5　バックプロパゲーションの理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5.1　チェインルー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5.2　バックプロパゲーションの導出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1">
          <table:table-cell table:style-name="ce5" office:value-type="string" calcext:value-type="string">
            <text:p><text:s text:c="8"/>5.3　計算グラフで表す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1">
          <table:table-cell table:style-name="ce5" office:value-type="string" calcext:value-type="string">
            <text:p><text:s text:c="4"/>ステップ6　手作業によるバックプロパゲーション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1　Variable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2　Function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3　SquareとExp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4　バックプロパゲーション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7　バックプロパゲーションの自動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1　逆伝播の自動化のため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2　逆伝播を試す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3　backwardメソッドの追加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8　再帰からループへ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1　現時点のVariableクラス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2　ループを使った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3　動作確認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9　関数をより便利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1　Pythonの関数として利用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2　backwardメソッドの簡略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3　ndarrayだけを扱う</text:p>
          </table:table-cell>
          <table:table-cell table:style-name="ce6" office:value-type="percentage" office:value="0.7" calcext:value-type="percentage">
            <text:p>70%</text:p>
          </table:table-cell>
          <table:table-cell office:value-type="string" calcext:value-type="string">
            <text:p>Python言語仕様について理解不十分</text:p>
          </table:table-cell>
        </table:table-row>
        <table:table-row table:style-name="ro1">
          <table:table-cell table:style-name="ce5" office:value-type="string" calcext:value-type="string">
            <text:p><text:s text:c="4"/>ステップ10　テストを行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0.1　Pythonのユニットテスト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0.2　square関数の逆伝播のテスト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0.3　勾配確認による自動テスト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0.4　テストについてのまとめ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Travis CI</text:p>
          </table:table-cell>
        </table:table-row>
        <table:table-row table:style-name="ro2">
          <table:table-cell table:style-name="ce5" office:value-type="string" calcext:value-type="string">
            <text:p><text:s text:c="4"/>コラム　：自動微分</text:p>
          </table:table-cell>
          <table:table-cell table:number-columns-repeated="2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65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50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69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45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</table:table>
      <table:table table:name="第2ステージ" table:style-name="ta1">
        <table:table-column table:style-name="co4" table:default-cell-style-name="ce5"/>
        <table:table-column table:style-name="co2" table:default-cell-style-name="ce6"/>
        <table:table-column table:style-name="co5" table:default-cell-style-name="Default"/>
        <table:table-row table:style-name="ro1">
          <table:table-cell office:value-type="string" calcext:value-type="string">
            <text:p>第2ステージ　自然なコードで表現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1　可変長の引数（順伝播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1.1　Functionクラスの修正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1.2　Addクラス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2　可変長の引数（改善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2.1　1つ目の改善：関数を使いやす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2.2　2つ目の改善：関数を実装しやす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2.3　add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3　可変長の引数（逆伝播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3.1　可変長引数に対応したAddクラスの逆伝播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3.2　Variableクラスの修正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<text:s/>for x, gx in zip(f.inputs, gxs):</text:p>
          </table:table-cell>
        </table:table-row>
        <table:table-row table:style-name="ro1">
          <table:table-cell office:value-type="string" calcext:value-type="string">
            <text:p><text:s text:c="8"/>13.3　Squareクラス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4　同じ変数を繰り返し使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4.1　問題の原因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4.2　解決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4.3　微分をリセット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5　複雑な計算グラフ（理論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5.1　逆伝播の正しい順番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5.2　現状のDeZero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5.3　関数の優先度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6　複雑な計算グラフ（実装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6.1　世代の追加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6.2　世代順に取り出す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6.3　Variableクラスのbackward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概念は分かるがコード理解不十分</text:p>
          </table:table-cell>
        </table:table-row>
        <table:table-row table:style-name="ro1">
          <table:table-cell office:value-type="string" calcext:value-type="string">
            <text:p><text:s text:c="8"/>16.4　動作確認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7　メモリ管理と循環参照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7.1　メモリ管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7.2　参照カウント方式のメモリ管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7.3　循環参照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7.4　weakrefモジュール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弱参照</text:p>
          </table:table-cell>
        </table:table-row>
        <table:table-row table:style-name="ro1">
          <table:table-cell office:value-type="string" calcext:value-type="string">
            <text:p><text:s text:c="8"/>17.5　動作確認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memory profiler</text:p>
          </table:table-cell>
        </table:table-row>
        <table:table-row table:style-name="ro1">
          <table:table-cell office:value-type="string" calcext:value-type="string">
            <text:p><text:s text:c="4"/>ステップ18　メモリ使用量を減らすモー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8.1　不要な微分は保持しない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8.2　Functionクラスの復習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8.3　Configクラスによる切り替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8.4　モードを切り替え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8.5　with文による切り替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9　変数を使いやす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9.1　変数に名前を付け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9.2　ndarrayのインスタンス変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9.3　len関数とprint関数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<text:s/>__repr__</text:p>
          </table:table-cell>
        </table:table-row>
        <table:table-row table:style-name="ro1">
          <table:table-cell office:value-type="string" calcext:value-type="string">
            <text:p><text:s text:c="4"/>ステップ20　演算子のオーバーロード（1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0.1　Mulクラス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0.2　演算子のオーバーロー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1　演算子のオーバーロード（2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1.1　ndarrayと一緒に使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1.2　floatやintと一緒に使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1.3　問題点1：左項がfloatやintの場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1.4　問題点2：左項がndarrayインスタンスの場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22　演算子のオーバーロード（3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2.1　負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2.2　引き算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2.3　割り算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2.4　累乗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3　パッケージとしてまとめ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3.1　ファイル構成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3.2　コアクラスへの移し替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3.3　演算子のオーバーロー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3.4　実際の__init__.pyファイル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3.5　dezeroのインポー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4　複雑な関数の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4.1　Sphere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4.2　matyas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4.3　Goldstein-Price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コラム　：Define-by-Run</text:p>
          </table:table-cell>
          <table:table-cell table:style-name="Default"/>
          <table:table-cell/>
        </table:table-row>
      </table:table>
      <table:table table:name="第3ステージ" table:style-name="ta1">
        <table:table-column table:style-name="co6" table:default-cell-style-name="ce5"/>
        <table:table-column table:style-name="co2" table:default-cell-style-name="ce6"/>
        <table:table-column table:style-name="co7" table:default-cell-style-name="Default"/>
        <table:table-row table:style-name="ro1">
          <table:table-cell office:value-type="string" calcext:value-type="string">
            <text:p>第3ステージ　高階微分を実現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5　計算グラフの可視化（1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5.1　Graphvizのインストール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5.2　DOT言語でグラフを書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5.3　ノードの属性を指定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5.4　ノードを結ぶ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6　計算グラフの可視化（2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6.1　可視化コードの使用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6.2　計算グラフからDOT言語への変換</text:p>
          </table:table-cell>
          <table:table-cell office:value-type="percentage" office:value="0.8" calcext:value-type="percentage">
            <text:p>80%</text:p>
          </table:table-cell>
          <table:table-cell/>
        </table:table-row>
        <table:table-row table:style-name="ro1">
          <table:table-cell office:value-type="string" calcext:value-type="string">
            <text:p><text:s text:c="8"/>26.3　画像化までを含めた変換</text:p>
          </table:table-cell>
          <table:table-cell office:value-type="percentage" office:value="0.8" calcext:value-type="percentage">
            <text:p>80%</text:p>
          </table:table-cell>
          <table:table-cell office:value-type="string" calcext:value-type="string">
            <text:p>os.path ?</text:p>
          </table:table-cell>
        </table:table-row>
        <table:table-row table:style-name="ro1">
          <table:table-cell office:value-type="string" calcext:value-type="string">
            <text:p><text:s text:c="8"/>26.4　動作確認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7　テイラー展開の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7.1　sin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7.2　テイラー展開の理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7.3　テイラー展開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7.4　計算グラフの可視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8　関数の最適化</text:p>
          </table:table-cell>
          <table:table-cell office:value-type="percentage" office:value="0.8" calcext:value-type="percentage">
            <text:p>80%</text:p>
          </table:table-cell>
          <table:table-cell office:value-type="string" calcext:value-type="string">
            <text:p>関数グラフ描画が必要</text:p>
          </table:table-cell>
        </table:table-row>
        <table:table-row table:style-name="ro1">
          <table:table-cell office:value-type="string" calcext:value-type="string">
            <text:p><text:s text:c="8"/>28.1　ローゼンブロック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8.2　微分を求め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8.3　勾配降下法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9　ニュートン法を用いた最適化（手計算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9.1　ニュートン法による最適化の理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9.2　ニュートン法による最適化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0　高階微分（準備編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0.1　確認作業①：Variableのインスタンス変数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0.2　確認作業②：Functionクラス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0.3　確認作業③：Variableクラスの逆伝播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4"/>ステップ31　高階微分（理論編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1.1　逆伝播で行う計算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1.2　逆伝播で計算グラフを作る方法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4"/>ステップ32　高階微分（実装編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2.1　新しいDeZeroへ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2.2　関数クラスの逆伝播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2.3　より効率的な逆伝播へ（モードの追加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2.4　__init__.pyの変更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3　ニュートン法を使った最適化（自動計算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3.1　2階微分を求め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3.2　ニュートン法による最適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4　sin関数の高階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4.1　sin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4.2　cos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4.3　sin関数の高階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5　高階微分の計算グラフ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5.1　tanh関数の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5.2　tanh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5.3　高階微分の計算グラフの可視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6　高階微分以外の用途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6.1　doublebackpropの用途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6.2　ディープラーニングの研究での使用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コラム　：ニュートン法とdoublebackpropの補足</text:p>
          </table:table-cell>
          <table:table-cell table:style-name="Default"/>
          <table:table-cell/>
        </table:table-row>
      </table:table>
      <table:table table:name="第4ステージ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第4ステージ　ニューラルネットワークを作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37　テンソルを扱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37.1　要素ごとの計算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37.2　テンソルを使用したときのバックプロパゲーション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7.3　【補足】テンソルを使用したときのバックプロパゲーション</text:p>
          </table:table-cell>
          <table:table-cell table:style-name="ce6" office:value-type="percentage" office:value="0.1" calcext:value-type="percentage">
            <text:p>10%</text:p>
          </table:table-cell>
          <table:table-cell office:value-type="string" calcext:value-type="string">
            <text:p>数式理解不足</text:p>
          </table:table-cell>
        </table:table-row>
        <table:table-row table:style-name="ro1">
          <table:table-cell office:value-type="string" calcext:value-type="string">
            <text:p><text:s text:c="4"/>ステップ38　形状を変える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8.1　reshape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8.2　Variableからreshapeを使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8.3　行列の転置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8.4　【補足】実際のtranspose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39　和を求める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9.1　sum関数の逆伝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9.2　sum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9.3　axisとkeepdi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40　ブロードキャストを行う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0.1　broadcast_to関数とsum_to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0.2　DeZeroのbroadcast_toとsum_to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0.3　ブロードキャストへの対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41　行列の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1.1　ベクトルの内積と行列の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1.2　行列の形状チェッ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42　線形回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2.1　トイ・データセッ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2.2　線形回帰の理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2.3　線形回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2.4　【補足】DeZeroのmean_squared_error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43　ニューラルネットワー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3.1　DeZeroのlinear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3.2　非線形なデータセッ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3.3　活性化関数とニューラルネットワー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3.4　ニューラルネットワーク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44　パラメータをまとめるレイ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4.1　Parameterクラス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4.2　Layerクラス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4.3　Linearクラス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4.4　Layerを使ったニューラルネットワーク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45　レイヤをまとめるレイ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5.1　Layerクラスの拡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5.2　Modelクラ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5.3　Modelを使って問題を解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5.4　MLPクラ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46　Optimizerによるパラメータ更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6.1　Optimizerクラ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6.2　SGDクラス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6.3　SGDクラスを使って問題を解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6.4　SGD以外の最適化手法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47　ソフトマックス関数と交差エントロピー誤差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7.1　スライス操作のための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7.2　ソフトマックス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7.3　交差エントロピー誤差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48　多値分類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8.1　スパイラル・データセッ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8.2　学習用のコー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49　Datasetクラスと前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9.1　Datasetクラス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9.2　大きいデータセットの場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9.3　データの連結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9.4　学習用のコー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9.5　データセットの前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0　ミニバッチを取り出すDataLoa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0.1　イテレータと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0.2　DataLoaderを使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0.3　accuracy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0.4　スパイラル・データセットの学習コー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1　MNISTの学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1.1　MNISTデータセッ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1.2　MNISTの学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1.3　モデルの改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 text:c="4"/>コラム　：ディープラーニングのフレームワーク</text:p>
          </table:table-cell>
          <table:table-cell table:number-columns-repeated="2"/>
        </table:table-row>
      </table:table>
      <table:table table:name="第5ステージ" table:style-name="ta1">
        <table:table-column table:style-name="co8" table:default-cell-style-name="ce5"/>
        <table:table-column table:style-name="co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第5ステージ　DeZeroで挑む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2　GPU対応</text:p>
          </table:table-cell>
          <table:table-cell/>
          <table:table-cell office:value-type="string" calcext:value-type="string">
            <text:p>mac未対応</text:p>
          </table:table-cell>
        </table:table-row>
        <table:table-row table:style-name="ro1">
          <table:table-cell office:value-type="string" calcext:value-type="string">
            <text:p><text:s text:c="8"/>52.1　CuPyのインストールと使用方法</text:p>
          </table:table-cell>
          <table:table-cell/>
          <table:table-cell office:value-type="string" calcext:value-type="string">
            <text:p>AI-Serverにて実施予定</text:p>
          </table:table-cell>
        </table:table-row>
        <table:table-row table:style-name="ro1">
          <table:table-cell office:value-type="string" calcext:value-type="string">
            <text:p><text:s text:c="8"/>52.2　cudaモジュー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3　Variable/Layer/DataLoaderクラスの追加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4　関数の追加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5　GPUでMNISTを学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3　モデルの保存と読み込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1　NumPyのsave関数とload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2　Layerクラスのパラメータをフラット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3　Layerクラスのsave関数とload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4　Dropoutとテストモー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1　Dropoutと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2　InvertedDrop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3　テストモードの追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4　Dropout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5　CNNのメカニズム（1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1　CNNのネットワーク構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2　畳み込み演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3　パディン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4　ストライ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5　出力サイズの計算方法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6　CNNのメカニズム（2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1　3階テンソ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2　ブロックで考え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3　ミニバッチ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4　プーリング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7　conv2d関数とpooling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1　im2colによる展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2　conv2d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3　Conv2dレイヤ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4　pooling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8　代表的なCNN（VGG16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1　VGG16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2　学習済み重みデー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3　学習済みのVGG16を使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9　RNNによる時系列データ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1　RNNレイヤ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2　RNNモデル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3　「つながり」を切るためのメソッ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4　サイン波の予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60　LSTMとデータロー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60.1　時系列データのためのデータロー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60.2　LSTMレイヤの実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 text:c="4"/>コラム　：これから先へ</text:p>
          </table:table-cell>
          <table:table-cell table:number-columns-repeated="2"/>
        </table:table-row>
      </table:table>
      <table:table table:name="付録" table:style-name="ta1">
        <table:table-column table:style-name="co10" table:default-cell-style-name="ce5"/>
        <table:table-row table:style-name="ro3">
          <table:table-cell table:style-name="Default"/>
        </table:table-row>
        <table:table-row table:style-name="ro1">
          <table:table-cell office:value-type="string" calcext:value-type="string">
            <text:p>付録A　インプレース演算（ステップ14の補足）</text:p>
          </table:table-cell>
        </table:table-row>
        <table:table-row table:style-name="ro1">
          <table:table-cell office:value-type="string" calcext:value-type="string">
            <text:p><text:s text:c="8"/>A.1　問題の確認</text:p>
          </table:table-cell>
        </table:table-row>
        <table:table-row table:style-name="ro1">
          <table:table-cell office:value-type="string" calcext:value-type="string">
            <text:p><text:s text:c="8"/>A.2　コピーと上書きについて</text:p>
          </table:table-cell>
        </table:table-row>
        <table:table-row table:style-name="ro1">
          <table:table-cell office:value-type="string" calcext:value-type="string">
            <text:p><text:s text:c="8"/>A.3　DeZeroの逆伝播では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付録B　get_item関数の実装（ステップ47の補足）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付録C　GoogleColaboratoryで動かす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00/00/00</text:date>, <text:time style:data-style-name="N2" text:time-value="09:42:31.143066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05T18:58:34.802972013</meta:creation-date>
    <meta:generator>LibreOffice/7.1.5.2$MacOSX_X86_64 LibreOffice_project/85f04e9f809797b8199d13c421bd8a2b025d52b5</meta:generator>
    <dc:date>2021-09-26T10:40:46.559048496</dc:date>
    <meta:editing-duration>P5DT9H43M46S</meta:editing-duration>
    <meta:editing-cycles>60</meta:editing-cycles>
    <meta:document-statistic meta:table-count="6" meta:cell-count="444" meta:object-count="0"/>
    <meta:user-defined meta:name=""/>
  </office:meta>
</office:document-meta>
</file>